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fo:color="#ff0000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ff0000"/>
    </style:style>
    <style:style style:name="T6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7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7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a933"/>
    </style:style>
    <style:style style:name="T7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8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ff0000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8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a933"/>
    </style:style>
    <style:style style:name="T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15.00%" fo:text-align="left" fo:margin-bottom="7.00pt"/>
    </style:style>
    <text:list-style style:name="L4">
      <text:list-level-style-bullet text:level="1" text:bullet-char="•">
        <style:list-level-properties text:space-before="12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 fo:margin-left="-18.00pt" fo:text-indent="18.00pt"/>
    </style:style>
    <style:style style:name="P5" style:family="paragraph">
      <style:paragraph-properties fo:line-height="115.00%" fo:text-align="left" fo:margin-left="-6.00pt" fo:text-indent="18.00pt"/>
    </style:style>
    <style:style style:name="P6" style:family="paragraph">
      <style:paragraph-properties fo:line-height="115.00%" fo:text-align="left" fo:margin-left="6.00pt" fo:text-indent="18.00pt"/>
    </style:style>
    <style:style style:name="P7" style:family="paragraph">
      <style:paragraph-properties fo:line-height="115.00%" fo:text-align="left" fo:margin-left="30.00pt" fo:text-indent="18.00pt"/>
    </style:style>
    <style:style style:name="P8" style:family="paragraph">
      <style:paragraph-properties fo:line-height="115.00%" fo:text-align="left" fo:margin-left="54.00pt" fo:text-indent="18.00pt"/>
    </style:style>
    <style:style style:name="P9" style:family="paragraph">
      <style:paragraph-properties fo:line-height="115.00%" fo:text-align="left" fo:margin-left="66.00pt" fo:text-indent="18.00pt"/>
    </style:style>
    <style:style style:name="P10" style:family="paragraph">
      <style:paragraph-properties fo:line-height="115.00%" fo:text-align="left"/>
    </style:style>
    <style:style style:name="P11" style:family="paragraph">
      <style:paragraph-properties fo:line-height="115.00%" fo:text-align="left" fo:margin-left="96.00pt" fo:text-indent="0.00pt"/>
    </style:style>
    <style:style style:name="P12" style:family="paragraph">
      <style:paragraph-properties fo:line-height="115.00%" fo:text-align="left"/>
    </style:style>
    <text:list-style style:name="L13">
      <text:list-level-style-bullet text:level="1" text:bullet-char="•">
        <style:list-level-properties text:space-before="24.00pt" text:min-label-width="18.00pt"/>
        <style:text-properties fo:font-family="Symbol"/>
      </text:list-level-style-bullet>
    </text:list-style>
    <style:style style:name="P13" style:family="paragraph">
      <style:paragraph-properties fo:line-height="115.00%" fo:text-align="left" fo:margin-left="-18.00pt" fo:text-indent="18.00pt"/>
    </style:style>
    <style:style style:name="P14" style:family="paragraph">
      <style:paragraph-properties fo:line-height="115.00%" fo:text-align="left" fo:margin-left="-6.00pt" fo:text-indent="18.00pt"/>
    </style:style>
    <style:style style:name="P15" style:family="paragraph">
      <style:paragraph-properties fo:line-height="115.00%" fo:text-align="left"/>
    </style:style>
    <style:style style:name="P16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2"><text:span text:style-name="T1"/></text:p>
      <text:p text:style-name="P2"><text:span text:style-name="T2"><text:s text:c="38"/></text:span><text:span text:style-name="T3">Création d'une nouvelle marque</text:span></text:p>
      <text:p text:style-name="P2"><text:span text:style-name="T4"/></text:p>
      <text:p text:style-name="P2"><text:span text:style-name="T5">Infos client</text:span><text:span text:style-name="T6"> :</text:span></text:p>
      <text:p text:style-name="P2"><text:span text:style-name="T7"/></text:p>
      <text:p text:style-name="P2"><text:span text:style-name="T8">John Clover</text:span></text:p>
      <text:p text:style-name="P2"><text:span text:style-name="T8">mail : John.Clover@gmail.com</text:span></text:p>
      <text:p text:style-name="P2"><text:span text:style-name="T8">tel : (817) 533-4152</text:span></text:p>
      <text:p text:style-name="P2"><text:span text:style-name="T9"/></text:p>
      <text:p text:style-name="P2"><text:span text:style-name="T10">Présentation : </text:span></text:p>
      <text:p text:style-name="P2"><text:span text:style-name="T11">- Entreprise : Easycook</text:span></text:p>
      <text:p text:style-name="P2"><text:span text:style-name="T11">- Identité : Logo</text:span></text:p>
      <text:p text:style-name="P2"><text:span text:style-name="T11">- Histoire : Créée en 2023, d’où vient cette idée, qu’elle direction ?</text:span></text:p>
      <text:p text:style-name="P2"><text:span text:style-name="T12"/></text:p>
      <text:p text:style-name="P2"><text:span text:style-name="T13">L’énoncé du besoin :</text:span></text:p>
      <text:p text:style-name="P2"><text:span text:style-name="T14"/></text:p>
      <text:p text:style-name="P2"><text:span text:style-name="T15">Une application proposant une box de cuisine saine et donnant accès a un catalogue de recette saine elle permetrais au personne étant </text:span></text:p>
      <text:p text:style-name="P2"><text:span text:style-name="T16"/></text:p>
      <text:p text:style-name="P2"><text:span text:style-name="T16"/></text:p>
      <text:p text:style-name="P2"><text:span text:style-name="T17">Intervenants :</text:span></text:p>
      <text:p text:style-name="P2"><text:span text:style-name="T18"/></text:p>
      <text:p text:style-name="P2"><text:span text:style-name="T19">Adrien Sigur </text:span></text:p>
      <text:p text:style-name="P2"><text:span text:style-name="T19">téléphone : 06 75 84 50 84 </text:span></text:p>
      <text:p text:style-name="P2"><text:span text:style-name="T19">mail : sigur.adrien@gmail.com </text:span></text:p>
      <text:p text:style-name="P2"><text:span text:style-name="T20"/></text:p>
      <text:p text:style-name="P2"><text:span text:style-name="T21">Qui ? </text:span></text:p>
      <text:p text:style-name="P2"><text:span text:style-name="T22">Qui êtes vous et que proposez vous</text:span></text:p>
      <text:p text:style-name="P2"><text:span text:style-name="T23"/></text:p>
      <text:p text:style-name="P2"><text:span text:style-name="T24">Nous sommes une société<text:s text:c="2"/>basé sur de la nourriture adapté pour les sportifs et nous voulions élargir notre gamme de produit a quelque chose de plus généraliste pour vendre de la nourriture saine mais ayant l'air apétissante</text:span></text:p>
      <text:p text:style-name="P2"><text:span text:style-name="T25"/></text:p>
      <text:p text:style-name="P2"><text:span text:style-name="T26"><text:s/>Avec qui ? </text:span></text:p>
      <text:p text:style-name="P2"><text:span text:style-name="T27"/></text:p>
      <text:p text:style-name="P2"><text:span text:style-name="T28">Nous allons travailler avec la société de Mr Adrien Sigur </text:span></text:p>
      <text:p text:style-name="P2"><text:span text:style-name="T28">Prestataires ? </text:span></text:p>
      <text:p text:style-name="P2"><text:span text:style-name="T29"/></text:p>
      <text:p text:style-name="P2"><text:span text:style-name="T30">Mr Adrien Sigur</text:span></text:p>
      <text:p text:style-name="P2"><text:span text:style-name="T31"/></text:p>
      <text:p text:style-name="P2"><text:span text:style-name="T32">Les prestataires </text:span></text:p>
      <text:p text:style-name="P2"><text:span text:style-name="T33"/></text:p>
      <text:p text:style-name="P2"><text:span text:style-name="T34">Pour qui qu’elle clientèle visez vous ?   </text:span></text:p>
      <text:p text:style-name="P2"><text:span text:style-name="T35"/></text:p>
      <text:p text:style-name="P2"><text:span text:style-name="T36">Pour une clientèle plus généraliste nous sommes une entreprise spécialisé pour les sportifs et nous aimerions crée une branche pour proposer une nourriture saine et généreuse pour un prix avantageux</text:span></text:p>
      <text:p text:style-name="P2"><text:span text:style-name="T37"/></text:p>
      <text:p text:style-name="P2"><text:span text:style-name="T37"/></text:p>
      <text:p text:style-name="P2"><text:span text:style-name="T37"/></text:p>
      <text:p text:style-name="P2"><text:span text:style-name="T37"/></text:p>
      <text:p text:style-name="P2"><text:span text:style-name="T37"/></text:p>
      <text:p text:style-name="P2"><text:span text:style-name="T38">Où ? </text:span></text:p>
      <text:p text:style-name="P2"><text:span text:style-name="T38"/></text:p>
      <text:p text:style-name="P2"><text:span text:style-name="T39">- Géographie (local, National)</text:span></text:p>
      <text:p text:style-name="P2"><text:span text:style-name="T39"/></text:p>
      <text:p text:style-name="P2"><text:span text:style-name="T39">Nous aimerions nous développer tout d'abord sur le marché français puis toucher le marché européen si l'application fonctionne bien sur le marché français</text:span></text:p>
      <text:p text:style-name="P2"><text:span text:style-name="T40"/></text:p>
      <text:p text:style-name="P2"><text:span text:style-name="T41">- Quel moyen ? </text:span></text:p>
      <text:p text:style-name="P2"><text:span text:style-name="T41">Pub sur youtube , pub a la télévision , pub sur internet </text:span></text:p>
      <text:p text:style-name="P2"><text:span text:style-name="T42"/></text:p>
      <text:p text:style-name="P2"><text:span text:style-name="T42"/></text:p>
      <text:p text:style-name="P2"><text:span text:style-name="T43">Quand ? </text:span></text:p>
      <text:p text:style-name="P2"><text:span text:style-name="T44">- Tous les quand ? Maj, support tech, sav… ?</text:span></text:p>
      <text:p text:style-name="P2"><text:span text:style-name="T45"/></text:p>
      <text:p text:style-name="P2"><text:span text:style-name="T46">Nous aimerions un checkup de l'application en temps réel<text:s text:c="2"/>nous allons engager une équipe qui s'occupera de la sécurité de l'application et de sa maintenance . </text:span></text:p>
      <text:p text:style-name="P2"><text:span text:style-name="T47"/></text:p>
      <text:p text:style-name="P2"><text:span text:style-name="T48">- A partir de quand ? Deadline pour l'application.</text:span></text:p>
      <text:p text:style-name="P2"><text:span text:style-name="T49"/></text:p>
      <text:p text:style-name="P2"><text:span text:style-name="T50">Le site devrait être prêt le 7 juillet (UTC+1) a 8:00 heure française </text:span></text:p>
      <text:p text:style-name="P2"><text:span text:style-name="T51"/></text:p>
      <text:p text:style-name="P2"><text:span text:style-name="T52">- Jusqu’a quand ? Ephemere ou non ? </text:span></text:p>
      <text:p text:style-name="P2"><text:span text:style-name="T53"/></text:p>
      <text:p text:style-name="P2"><text:span text:style-name="T54">Il est a durée indéfinie pour le moment l'objectif de l'application est de rentrer dans ses frais et envisager une rentabilité sur le long terme</text:span></text:p>
      <text:p text:style-name="P2"><text:span text:style-name="T55"/></text:p>
      <text:p text:style-name="P2"><text:span text:style-name="T55"/></text:p>
      <text:p text:style-name="P2"><text:span text:style-name="T56">Comment ? </text:span></text:p>
      <text:p text:style-name="P2"><text:span text:style-name="T57">-A qu’elle fréquence et par quel moyen voulez vous communiquer et cibler vos nouveaux clients ? </text:span></text:p>
      <text:p text:style-name="P2"><text:span text:style-name="T58"/></text:p>
      <text:p text:style-name="P2"><text:span text:style-name="T59">- De manière journalière ou hebdo ?</text:span></text:p>
      <text:p text:style-name="P2"><text:span text:style-name="T59"><text:s/></text:span></text:p>
      <text:p text:style-name="P2"><text:span text:style-name="T60"/></text:p>
      <text:p text:style-name="P2"><text:span text:style-name="T61">Pourquoi ? </text:span></text:p>
      <text:p text:style-name="P2"><text:span text:style-name="T62"/></text:p>
      <text:p text:style-name="P2"><text:span text:style-name="T63">- Dans le but de crée une nouvelle clientèle.</text:span></text:p>
      <text:p text:style-name="P2"><text:span text:style-name="T63">- Viser un public plus grand moins restreint.</text:span></text:p>
      <text:p text:style-name="P2"><text:span text:style-name="T63">- Crée une nouvelle source de revenu </text:span></text:p>
      <text:p text:style-name="P2"><text:span text:style-name="T64"/></text:p>
      <text:p text:style-name="P2"><text:span text:style-name="T64"/></text:p>
      <text:p text:style-name="P2"><text:span text:style-name="T65">Définitions des besoins :</text:span></text:p>
      <text:p text:style-name="P2"><text:span text:style-name="T66"/></text:p>
      <text:p text:style-name="P2"><text:span text:style-name="T66"/></text:p>
      <text:p text:style-name="P3"><text:span text:style-name="T67">Veille concurrentielle:</text:span></text:p>
      <text:p text:style-name="P3"><text:span text:style-name="T68">Concurrent n1</text:span><text:span text:style-name="T69">:</text:span><text:span text:style-name="T70"><text:s/></text:span><text:a xlink:href="http://www.hellofresh.com/"><text:span text:style-name="T72">www.hellofresh.com</text:span></text:a><text:span text:style-name="T73"/></text:p>
      <text:p text:style-name="P3"><text:span text:style-name="T74">points forts</text:span><text:span text:style-name="T75">:</text:span></text:p>
      <text:p text:style-name="P3"><text:span text:style-name="T76"><text:s/>- système d'abonnement dit "Le Box HelloFresh " pour la livraison de plats équilibrées<text:s text:c="2"/>avec fréquence pré-programmée, mise en avant d'un système avec remise/contre sans remise si achat ponctuel.</text:span></text:p>
      <text:p text:style-name="P3"><text:span text:style-name="T77"/></text:p>
      <text:list text:style-name="L4">
        <text:list-item>
          <text:p text:style-name="P4"><text:span text:style-name="T78">site très lisible, clair, menu simple</text:span></text:p>
        </text:list-item>
        <text:list-item>
          <text:p text:style-name="P5"><text:span text:style-name="T78">Choisir sa box est mis en avant des l'ouverture.</text:span></text:p>
        </text:list-item>
        <text:list-item>
          <text:p text:style-name="P6"><text:span text:style-name="T78">site e-commerce avec création de compte</text:span></text:p>
        </text:list-item>
        <text:list-item>
          <text:p text:style-name="P7"><text:span text:style-name="T78">service client, satisfaction garantie avec possibilité de remboursement </text:span></text:p>
        </text:list-item>
        <text:list-item>
          <text:p text:style-name="P8"><text:span text:style-name="T78">liste de recettes rapides </text:span></text:p>
        </text:list-item>
        <text:list-item>
          <text:p text:style-name="P9"><text:span text:style-name="T78">reduction proposé dès l'inscription</text:span></text:p>
        </text:list-item>
        <text:list-item>
          <text:p text:style-name="P9"><text:span text:style-name="T78">mise en avant de la communauté via instagram et réseaux</text:span></text:p>
        </text:list-item>
      </text:list>
      <text:p text:style-name="P10"><text:span text:style-name="T79"/></text:p>
      <text:p text:style-name="P11"><text:span text:style-name="T79"/></text:p>
      <text:p text:style-name="P12"><text:span text:style-name="T80">points faibles :</text:span><text:span text:style-name="T81"><text:s/>- pas de section blog</text:span></text:p>
      <text:p text:style-name="P12"><text:span text:style-name="T81"><text:s/>-système de paiement limité (seulement paypal et carte bancaire classique ) . </text:span></text:p>
      <text:p text:style-name="P12"><text:span text:style-name="T82"/></text:p>
      <text:p text:style-name="P12"><text:span text:style-name="T83">Concurrent n2</text:span><text:span text:style-name="T84"> :<text:s/></text:span><text:a xlink:href="http://www.quitoque.fr/"><text:span text:style-name="T86">www.Quitoque.fr</text:span></text:a><text:span text:style-name="T87"/></text:p>
      <text:p text:style-name="P12"><text:span text:style-name="T87"/></text:p>
      <text:p text:style-name="P12"><text:span text:style-name="T88">points forts</text:span><text:span text:style-name="T89">:</text:span><text:span text:style-name="T90"><text:s/></text:span></text:p>
      <text:p text:style-name="P12"><text:span text:style-name="T90">- on comprend directement avec la charte graphique que l'entreprise met un pas en avant sur la cuisine de qualité en ayant un cuisiner reconnu </text:span></text:p>
      <text:list text:style-name="L13">
        <text:list-item>
          <text:p text:style-name="P13"><text:span text:style-name="T90">menu proposés très simple a réaliser </text:span></text:p>
        </text:list-item>
        <text:list-item>
          <text:p text:style-name="P14"><text:span text:style-name="T90">menu disponibles pour les végetariens </text:span></text:p>
        </text:list-item>
        <text:list-item>
          <text:p text:style-name="P14"><text:span text:style-name="T90">simplicité de souscrire au système d'abonnement </text:span></text:p>
        </text:list-item>
      </text:list>
      <text:p text:style-name="P15"><text:span text:style-name="T91"/></text:p>
      <text:p text:style-name="P15"><text:span text:style-name="T92">Point faible : - Menu très eparpillé malgré un large choix il est facilement possible de ce perdre . </text:span></text:p>
      <text:p text:style-name="P16"><text:span text:style-name="T9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